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87d" officeooo:paragraph-rsid="000fb8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project;</text:p>
      <text:p text:style-name="P1">use project;</text:p>
      <text:p text:style-name="P1"/>
      <text:p text:style-name="P1">create table salesman(</text:p>
      <text:p text:style-name="P1"><text:tab/>salesman_id int(5)Not null Primary key,</text:p>
      <text:p text:style-name="P1"><text:s text:c="4"/>sname varchar(20) Not null,</text:p>
      <text:p text:style-name="P1"><text:s text:c="4"/>city varchar(15)Not null,</text:p>
      <text:p text:style-name="P1"><text:s text:c="4"/>commission float(5)</text:p>
      <text:p text:style-name="P1">);</text:p>
      <text:p text:style-name="P1"/>
      <text:p text:style-name="P1">select * from salesman;</text:p>
      <text:p text:style-name="P1"/>
      <text:p text:style-name="P1">insert into salesman values(5001,'James Hoog','New York',0.15);</text:p>
      <text:p text:style-name="P1">insert into salesman values(5002,'Nail Knite','Paris',0.13);</text:p>
      <text:p text:style-name="P1">insert into salesman values(5005,'Pit Alex','London',0.11);</text:p>
      <text:p text:style-name="P1">insert into salesman values(5006,'Mc Lyon','Paris',0.14);</text:p>
      <text:p text:style-name="P1">insert into salesman values(5007,'Paul Adam','Rome',0.13);</text:p>
      <text:p text:style-name="P1">insert into salesman values(5003,'Lauson Hen','San Jose',0.12);</text:p>
      <text:p text:style-name="P1"/>
      <text:p text:style-name="P1">create table customer(</text:p>
      <text:p text:style-name="P1"><text:tab/>customer_id int(5)Not null Primary key,</text:p>
      <text:p text:style-name="P1"><text:s text:c="4"/>cust_name varchar(20) Not null,</text:p>
      <text:p text:style-name="P1"><text:s text:c="4"/>city varchar(15)Not null,</text:p>
      <text:p text:style-name="P1"><text:s text:c="4"/>grade int(4),</text:p>
      <text:p text:style-name="P1"><text:s text:c="4"/>salesman_id int(5)Not null</text:p>
      <text:p text:style-name="P1">);</text:p>
      <text:p text:style-name="P1"/>
      <text:p text:style-name="P1">select * from customer;</text:p>
      <text:p text:style-name="P1"/>
      <text:p text:style-name="P1">insert into customer values(3002,'Nick Rimando','New York',100,5001);</text:p>
      <text:p text:style-name="P1">insert into customer values(3007,'Brad Davis','New York',200,5001);</text:p>
      <text:p text:style-name="P1">insert into customer values(3005,'Graham Zusi','California',200,5002);</text:p>
      <text:p text:style-name="P1">insert into customer values(3008,'Julian Green','London',300,5002);</text:p>
      <text:p text:style-name="P1">insert into customer values(3004,'Fabian Johnson','Paris',300,5006);</text:p>
      <text:p text:style-name="P1">insert into customer values(3009,'Geoff Cameron','Berlin',100,5003);</text:p>
      <text:p text:style-name="P1">insert into customer values(3003,'Jozy Altidor','Moscow',200,5007);</text:p>
      <text:p text:style-name="P1">insert into customer values(3001,'Brad Guzan','London',NULL,5005);</text:p>
      <text:p text:style-name="P1"/>
      <text:p text:style-name="P1">create table orders(</text:p>
      <text:p text:style-name="P1"><text:tab/>ord_no int(5)Not null Primary key,</text:p>
      <text:p text:style-name="P1"><text:s text:c="4"/>purch_amt float(5) Not null,</text:p>
      <text:p text:style-name="P1"><text:s text:c="4"/>ord_date date Not null,</text:p>
      <text:p text:style-name="P1"><text:s text:c="4"/>customer_id int(4)Not null,</text:p>
      <text:p text:style-name="P1"><text:s text:c="4"/>salesman_id int(5)Not null</text:p>
      <text:p text:style-name="P1">);</text:p>
      <text:p text:style-name="P1"/>
      <text:p text:style-name="P1">select * from orders;</text:p>
      <text:p text:style-name="P1"/>
      <text:p text:style-name="P1">insert into orders values(70001,150.5,'2012-10-05',3005,5002);</text:p>
      <text:p text:style-name="P1">insert into orders values(70009,270.65,'2012-09-10',3001,5005);</text:p>
      <text:p text:style-name="P1">insert into orders values(70002,65.26,'2012-10-05',3002,5001);</text:p>
      <text:p text:style-name="P1">insert into orders values(70004,110.5,'2012-08-17',3009,5003);</text:p>
      <text:p text:style-name="P1"><text:soft-page-break/>insert into orders values(70007,948.5,'2012-09-10',3005,5002);</text:p>
      <text:p text:style-name="P1">insert into orders values(70005,2400.6,'2012-07-27',3007,5001);</text:p>
      <text:p text:style-name="P1">insert into orders values(70008,5760,'2012-09-10',3002,5001);</text:p>
      <text:p text:style-name="P1">insert into orders values(70010,1983.43,'2012-10-10',3004,5006);</text:p>
      <text:p text:style-name="P1">insert into orders values(70003,2480.4,'2012-10-10',3009,5003);</text:p>
      <text:p text:style-name="P1">insert into orders values(70012,250.45,'2012-06-27',3008,5002);</text:p>
      <text:p text:style-name="P1">insert into orders values(70011,75.29,'2012-08-17',3003,5007);</text:p>
      <text:p text:style-name="P1">insert into orders values(70013,3045.6,'2012-04-25',3002,5001);</text:p>
      <text:p text:style-name="P1"/>
      <text:p text:style-name="P1">/*For Query number 21 to 25*/</text:p>
      <text:p text:style-name="P1"/>
      <text:p text:style-name="P1">create table company_mast(</text:p>
      <text:p text:style-name="P1"><text:tab/>COM_ID int(5)Not null Primary key,</text:p>
      <text:p text:style-name="P1"><text:s text:c="4"/>COM_NAME varchar(20) Not null</text:p>
      <text:p text:style-name="P1">);</text:p>
      <text:p text:style-name="P1"/>
      <text:p text:style-name="P1">select * from company_mast;</text:p>
      <text:p text:style-name="P1"/>
      <text:p text:style-name="P1">insert into company_mast values(11,'Samsung');</text:p>
      <text:p text:style-name="P1">insert into company_mast values(12,'iBall');</text:p>
      <text:p text:style-name="P1">insert into company_mast values(13,'Epsion');</text:p>
      <text:p text:style-name="P1">insert into company_mast values(14,'Zebronics');</text:p>
      <text:p text:style-name="P1">insert into company_mast values(15,'Asus');</text:p>
      <text:p text:style-name="P1">insert into company_mast values(16,'Frontech');</text:p>
      <text:p text:style-name="P1"/>
      <text:p text:style-name="P1">create table item_mast(</text:p>
      <text:p text:style-name="P1"><text:tab/>PRO_ID int(5)Not null Primary key,</text:p>
      <text:p text:style-name="P1"><text:s text:c="4"/>PRO_NAME varchar(20) Not null,</text:p>
      <text:p text:style-name="P1"><text:s text:c="4"/>PRO_PRICE int(5)Not null,</text:p>
      <text:p text:style-name="P1"><text:s text:c="4"/>PRO_COM int(4)Not null</text:p>
      <text:p text:style-name="P1">);</text:p>
      <text:p text:style-name="P1"/>
      <text:p text:style-name="P1">select * from item_mast;</text:p>
      <text:p text:style-name="P1"/>
      <text:p text:style-name="P1">insert into item_mast values(101,'Mother Board',3200,15);</text:p>
      <text:p text:style-name="P1">insert into item_mast values(102,'Key Board',450,16);</text:p>
      <text:p text:style-name="P1">insert into item_mast values(103,'ZIP drive',250,14);</text:p>
      <text:p text:style-name="P1">insert into item_mast values(104,'Speaker',550,16);</text:p>
      <text:p text:style-name="P1">insert into item_mast values(105,'Monitor',5000,11);</text:p>
      <text:p text:style-name="P1">insert into item_mast values(106,'DVD drive',900,12);</text:p>
      <text:p text:style-name="P1">insert into item_mast values(107,'CD drive',800,12);</text:p>
      <text:p text:style-name="P1">insert into item_mast values(108,'Printer',2600,13);</text:p>
      <text:p text:style-name="P1">insert into item_mast values(109,'Refill cartridge',350,13);</text:p>
      <text:p text:style-name="P1">insert into item_mast values(110,'Mouse',250,12);</text:p>
      <text:p text:style-name="P1"/>
      <text:p text:style-name="P1">/*For query number 26-29*/</text:p>
      <text:p text:style-name="P1">create table emp_department(</text:p>
      <text:p text:style-name="P1"><text:tab/>DPT_CODE int(5)Not null Primary key,</text:p>
      <text:p text:style-name="P1"><text:s text:c="4"/>DPT_NAME varchar(20) Not null,</text:p>
      <text:p text:style-name="P1"><text:s text:c="4"/>DPT_ALLOTMENT int(10)Not null</text:p>
      <text:p text:style-name="P1">);</text:p>
      <text:p text:style-name="P1"/>
      <text:p text:style-name="P1"><text:soft-page-break/>select * from emp_department;</text:p>
      <text:p text:style-name="P1"/>
      <text:p text:style-name="P1">insert into emp_department values(57,'IT',65000);</text:p>
      <text:p text:style-name="P1">insert into emp_department values(63,'Finance',15000);</text:p>
      <text:p text:style-name="P1">insert into emp_department values(47,'HR',240000);</text:p>
      <text:p text:style-name="P1">insert into emp_department values(27,'RD',55000);</text:p>
      <text:p text:style-name="P1">insert into emp_department values(89,'QC',75000);</text:p>
      <text:p text:style-name="P1"/>
      <text:p text:style-name="P1">create table emp_details(</text:p>
      <text:p text:style-name="P1"><text:tab/>EMP_IDNO int(6)Not null Primary key,</text:p>
      <text:p text:style-name="P1"><text:s text:c="4"/>EMP_FNAME varchar(10) Not null,</text:p>
      <text:p text:style-name="P1"><text:s text:c="4"/>EMP_LNAME varchar(10)Not null,</text:p>
      <text:p text:style-name="P1"><text:s text:c="4"/>EMP_DEPT int(4)Not null</text:p>
      <text:p text:style-name="P1">);</text:p>
      <text:p text:style-name="P1"/>
      <text:p text:style-name="P1">select * from emp_details;</text:p>
      <text:p text:style-name="P1"/>
      <text:p text:style-name="P1">insert into emp_details values(127323,'Michale','Robbin',57); <text:s text:c="17"/></text:p>
      <text:p text:style-name="P1">insert into emp_details values(526689,'Carlos','Snares',63); <text:s text:c="18"/></text:p>
      <text:p text:style-name="P1">insert into emp_details values(843795,'Enric','Dosio',57); <text:s text:c="19"/></text:p>
      <text:p text:style-name="P1">insert into emp_details values(328717,'Jhon','Snares',63); <text:s text:c="18"/></text:p>
      <text:p text:style-name="P1">insert into emp_details values(444527,'Joseph','Dosni',47); <text:s text:c="19"/></text:p>
      <text:p text:style-name="P1">insert into emp_details values(659831,'Zanifer','Emily',47); <text:s text:c="19"/></text:p>
      <text:p text:style-name="P1">insert into emp_details values(847674,'Kuleswar','Sitaraman',57); <text:s text:c="15"/></text:p>
      <text:p text:style-name="P1">insert into emp_details values(748681,'Henrey','Gabriel',47); <text:s text:c="17"/></text:p>
      <text:p text:style-name="P1">insert into emp_details values(555935,'Alex','Manuel',57); <text:s text:c="18"/></text:p>
      <text:p text:style-name="P1">insert into emp_details values(539569,'George','Mardy',27); <text:s text:c="19"/></text:p>
      <text:p text:style-name="P1">insert into emp_details values(733843,'Mario','Saule',27); <text:s text:c="19"/></text:p>
      <text:p text:style-name="P1">insert into emp_details values(631548,'Alan','Snappy',27); <text:s text:c="18"/></text:p>
      <text:p text:style-name="P1">insert into emp_details values(839139,'Maria','Foster',57); <text:s text:c="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6:32:37.663901704</meta:creation-date>
    <dc:date>2019-10-11T16:33:00.279796601</dc:date>
    <meta:editing-duration>PT2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3" meta:paragraph-count="112" meta:word-count="436" meta:character-count="5030" meta:non-whitespace-character-count="4373"/>
  </office:meta>
</office:document-meta>
</file>